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ibre office test document</text:p>
          </table:table-cell>
          <table:covered-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able</text:p>
          </table:table-cell>
          <table:table-cell table:style-name="ce5" table:number-columns-spanned="4" table:number-rows-spanned="1"/>
          <table:covered-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Field 1</text:p>
          </table:table-cell>
          <table:table-cell table:style-name="ce2" office:value-type="string" calcext:value-type="string">
            <text:p>Field 2</text:p>
          </table:table-cell>
          <table:table-cell table:style-name="ce2" office:value-type="string" calcext:value-type="string" table:number-columns-spanned="2" table:number-rows-spanned="1">
            <text:p>Field 3</text:p>
          </table:table-cell>
          <table:covered-table-cell table:style-name="ce7"/>
          <table:table-cell table:style-name="ce11" office:value-type="string" calcext:value-type="string">
            <text:p>Field 4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8" table:number-columns-spanned="2" table:number-rows-spanned="1"/>
          <table:covered-table-cell table:style-name="ce3"/>
          <table:table-cell table:style-name="ce1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/>
          <table:table-cell table:style-name="ce8" table:number-columns-spanned="2" table:number-rows-spanned="1"/>
          <table:covered-table-cell table:style-name="ce3"/>
          <table:table-cell table:style-name="ce1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/>
          <table:table-cell table:style-name="ce8" table:number-columns-spanned="2" table:number-rows-spanned="1"/>
          <table:covered-table-cell table:style-name="ce3"/>
          <table:table-cell table:style-name="ce12"/>
        </table:table-row>
        <table:table-row table:style-name="ro2">
          <table:table-cell table:style-name="ce4" office:value-type="string" calcext:value-type="string" table:number-columns-spanned="4" table:number-rows-spanned="1">
            <text:p>Result</text:p>
          </table:table-cell>
          <table:covered-table-cell table:style-name="ce7"/>
          <table:covered-table-cell table:style-name="ce2" office:value-type="string" calcext:value-type="string">
            <text:p>F1.3</text:p>
          </table:covered-table-cell>
          <table:covered-table-cell table:style-name="ce7"/>
          <table:table-cell table:style-name="ce13" table:formula="of:=SUM([.E8:.E8])" office:value-type="float" office:value="0" calcext:value-type="float">
            <text:p>0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number-columns-repeated="3"/>
          <table:table-cell table:style-name="ce9" office:value-type="string" calcext:value-type="string" table:number-columns-spanned="2" table:number-rows-spanned="1">
            <text:p>Footprint</text:p>
          </table:table-cell>
          <table:covered-table-cell/>
        </table:table-row>
        <table:table-row table:style-name="ro2">
          <table:table-cell table:number-columns-repeated="3"/>
          <table:table-cell table:style-name="ce10" table:number-columns-spanned="2" table:number-rows-spanned="1"/>
          <table:covered-table-cell/>
        </table:table-row>
      </table:table>
      <table:named-expressions>
        <table:named-range table:name="FIELD_1" table:base-cell-address="$Лист1.$A$5" table:cell-range-address="$Лист1.$A$5"/>
        <table:named-range table:name="FIELD_2" table:base-cell-address="$Лист1.$B$5" table:cell-range-address="$Лист1.$B$5"/>
        <table:named-range table:name="FIELD_3" table:base-cell-address="$Лист1.$C$5" table:cell-range-address="$Лист1.$C$5"/>
        <table:named-range table:name="FIELD_4" table:base-cell-address="$Лист1.$E$5" table:cell-range-address="$Лист1.$E$5"/>
        <table:named-range table:name="FOOTPRINT" table:base-cell-address="$Лист1.$D$12" table:cell-range-address="$Лист1.$D$13"/>
        <table:named-range table:name="HEADER" table:base-cell-address="$Лист1.$A$1" table:cell-range-address="$Лист1.$A$1"/>
        <table:named-range table:name="TABLE_NAME" table:base-cell-address="$Лист1.$B$3" table:cell-range-address="$Лист1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.00.0000</text:date>, <text:time style:data-style-name="N2" text:time-value="19:40:35.03225989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1:28:04.895316512</meta:creation-date>
    <meta:generator>LibreOffice/5.0.2.2$Linux_X86_64 LibreOffice_project/00m0$Build-2</meta:generator>
    <dc:date>2015-12-11T19:40:44.676193918</dc:date>
    <meta:editing-duration>PT47M48S</meta:editing-duration>
    <meta:editing-cycles>34</meta:editing-cycles>
    <meta:document-statistic meta:table-count="1" meta:cell-count="13" meta:object-count="0"/>
  </office:meta>
</office:document-meta>
</file>